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069" officeooo:paragraph-rsid="000ac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sdljslkf aldjfpoaf</text:p>
      <text:p text:style-name="P1">asfkaslifmc;kz</text:p>
      <text:p text:style-name="P1">cadpifjadfm;a</text:p>
      <text:p text:style-name="P1">afnoiasj;asfmpoas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3:43:47.294441277</meta:creation-date>
    <meta:generator>LibreOffice/5.1.6.2$Linux_X86_64 LibreOffice_project/10m0$Build-2</meta:generator>
    <dc:date>2019-01-09T13:59:08.331256097</dc:date>
    <meta:editing-duration>PT7S</meta:editing-duration>
    <meta:editing-cycles>1</meta:editing-cycles>
    <meta:document-statistic meta:table-count="0" meta:image-count="0" meta:object-count="0" meta:page-count="1" meta:paragraph-count="4" meta:word-count="5" meta:character-count="65" meta:non-whitespace-character-count="64"/>
  </office:meta>
</office:document-meta>
</file>